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36 days ago BRK" svg:font-family="'36 days ago BRK'" style:font-pitch="variable"/>
    <style:font-face style:name="Abecedario" svg:font-family="Abecedario" style:font-pitch="variable"/>
    <style:font-face style:name="Aegyptus" svg:font-family="Aegyptus" style:font-pitch="variable"/>
    <style:font-face style:name="Anaktoria" svg:font-family="Anaktoria" style:font-pitch="variable"/>
    <style:font-face style:name="Berenis ADF" svg:font-family="'Berenis AD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justify" style:justify-single-word="false"/>
      <style:text-properties fo:font-size="18pt" officeooo:rsid="00209242" officeooo:paragraph-rsid="00209242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209242" officeooo:paragraph-rsid="00209242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naktoria" fo:font-size="22pt" fo:font-weight="normal" officeooo:rsid="0015a1ce" officeooo:paragraph-rsid="0015a1ce" style:font-weight-asian="normal" style:font-weight-complex="normal"/>
    </style:style>
    <style:style style:name="P4" style:family="paragraph" style:parent-style-name="Standard">
      <style:text-properties style:font-name="Anaktoria" officeooo:rsid="0015a1ce" officeooo:paragraph-rsid="0015a1ce"/>
    </style:style>
    <style:style style:name="P5" style:family="paragraph" style:parent-style-name="Standard">
      <style:paragraph-properties fo:text-align="center" style:justify-single-word="false"/>
      <style:text-properties style:font-name="Anaktoria" officeooo:rsid="0015a1ce" officeooo:paragraph-rsid="0015a1ce"/>
    </style:style>
    <style:style style:name="P6" style:family="paragraph" style:parent-style-name="Standard">
      <style:text-properties style:font-name="Anaktoria" officeooo:rsid="0016aab9" officeooo:paragraph-rsid="0016aab9"/>
    </style:style>
    <style:style style:name="P7" style:family="paragraph" style:parent-style-name="Standard">
      <style:text-properties style:font-name="Anaktoria" officeooo:rsid="001735f1" officeooo:paragraph-rsid="001735f1"/>
    </style:style>
    <style:style style:name="P8" style:family="paragraph" style:parent-style-name="Standard">
      <style:text-properties style:font-name="Anaktoria" fo:font-weight="bold" officeooo:rsid="001735f1" officeooo:paragraph-rsid="001735f1" style:font-weight-asian="bold" style:font-weight-complex="bold"/>
    </style:style>
    <style:style style:name="P9" style:family="paragraph" style:parent-style-name="Standard">
      <style:text-properties style:font-name="Anaktoria" fo:font-weight="bold" officeooo:rsid="0015a1ce" officeooo:paragraph-rsid="0015a1ce" style:font-weight-asian="bold" style:font-weight-complex="bold"/>
    </style:style>
    <style:style style:name="P10" style:family="paragraph" style:parent-style-name="Standard">
      <style:text-properties style:font-name="Anaktoria" fo:font-weight="bold" officeooo:rsid="0018990e" officeooo:paragraph-rsid="0018990e" style:font-weight-asian="bold" style:font-weight-complex="bold"/>
    </style:style>
    <style:style style:name="P11" style:family="paragraph" style:parent-style-name="Standard">
      <style:text-properties style:font-name="Anaktoria" officeooo:rsid="0018990e" officeooo:paragraph-rsid="0018990e"/>
    </style:style>
    <style:style style:name="P12" style:family="paragraph" style:parent-style-name="Standard">
      <style:text-properties style:font-name="Anaktoria" officeooo:rsid="001a3394" officeooo:paragraph-rsid="001a3394"/>
    </style:style>
    <style:style style:name="P13" style:family="paragraph" style:parent-style-name="Standard">
      <style:text-properties style:font-name="Anaktoria" officeooo:rsid="001a3394" officeooo:paragraph-rsid="0022902a"/>
    </style:style>
    <style:style style:name="P14" style:family="paragraph" style:parent-style-name="Standard">
      <style:text-properties style:font-name="Anaktoria" officeooo:rsid="001bc72b" officeooo:paragraph-rsid="001bc72b"/>
    </style:style>
    <style:style style:name="P15" style:family="paragraph" style:parent-style-name="Standard">
      <style:text-properties style:font-name="Anaktoria" officeooo:rsid="001d3a48" officeooo:paragraph-rsid="001d3a48"/>
    </style:style>
    <style:style style:name="P16" style:family="paragraph" style:parent-style-name="Standard">
      <style:paragraph-properties fo:text-align="justify" style:justify-single-word="false"/>
      <style:text-properties style:font-name="Anaktoria" officeooo:rsid="001d3a48" officeooo:paragraph-rsid="001d3a48"/>
    </style:style>
    <style:style style:name="P17" style:family="paragraph" style:parent-style-name="Standard">
      <style:text-properties style:font-name="Anaktoria" officeooo:rsid="00209242" officeooo:paragraph-rsid="00209242"/>
    </style:style>
    <style:style style:name="P18" style:family="paragraph" style:parent-style-name="Standard">
      <style:paragraph-properties fo:text-align="center" style:justify-single-word="false"/>
      <style:text-properties style:font-name="Anaktoria" fo:font-size="20pt" fo:font-weight="bold" officeooo:rsid="001bc72b" officeooo:paragraph-rsid="001bc72b" style:font-weight-asian="bold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1d3a48" officeooo:paragraph-rsid="001d3a48"/>
    </style:style>
    <style:style style:name="P20" style:family="paragraph" style:parent-style-name="Standard">
      <style:text-properties officeooo:rsid="001d3a48" officeooo:paragraph-rsid="00209242"/>
    </style:style>
    <style:style style:name="P21" style:family="paragraph" style:parent-style-name="Standard" style:list-style-name="L1">
      <style:text-properties officeooo:rsid="001e4f42" officeooo:paragraph-rsid="001e4f42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1f0f5d" officeooo:paragraph-rsid="001f0f5d"/>
    </style:style>
    <style:style style:name="P23" style:family="paragraph" style:parent-style-name="Standard">
      <style:paragraph-properties fo:text-align="justify" style:justify-single-word="false"/>
      <style:text-properties officeooo:rsid="001f0f5d" officeooo:paragraph-rsid="001f0f5d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1d3a48"/>
    </style:style>
    <style:style style:name="P25" style:family="paragraph" style:parent-style-name="Standard">
      <style:paragraph-properties fo:text-align="justify" style:justify-single-word="false"/>
      <style:text-properties officeooo:rsid="00209242" officeooo:paragraph-rsid="00209242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Anaktoria" fo:font-size="20pt" fo:font-weight="bold" officeooo:rsid="001bc72b" officeooo:paragraph-rsid="001bc72b" style:font-weight-asian="bold" style:font-weight-complex="bold"/>
    </style:style>
    <style:style style:name="P27" style:family="paragraph" style:parent-style-name="Standard">
      <style:paragraph-properties fo:text-align="justify" style:justify-single-word="false" fo:break-before="page"/>
      <style:text-properties officeooo:rsid="00209242" officeooo:paragraph-rsid="00209242"/>
    </style:style>
    <style:style style:name="T1" style:family="text">
      <style:text-properties fo:font-size="18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size="18pt" fo:font-style="italic" officeooo:rsid="001735f1" style:font-style-asian="italic" style:font-style-complex="italic"/>
    </style:style>
    <style:style style:name="T4" style:family="text">
      <style:text-properties fo:font-size="18pt" officeooo:rsid="001735f1"/>
    </style:style>
    <style:style style:name="T5" style:family="text">
      <style:text-properties fo:font-size="18pt" officeooo:rsid="0018990e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bold" officeooo:rsid="001735f1" style:font-weight-asian="bold" style:font-weight-complex="bold"/>
    </style:style>
    <style:style style:name="T8" style:family="text">
      <style:text-properties fo:font-size="18pt" fo:font-weight="bold" officeooo:rsid="0016aab9" style:font-weight-asian="bold" style:font-weight-complex="bold"/>
    </style:style>
    <style:style style:name="T9" style:family="text">
      <style:text-properties fo:font-size="18pt" fo:font-weight="bold" officeooo:rsid="00283a79" style:font-weight-asian="bold" style:font-weight-complex="bold"/>
    </style:style>
    <style:style style:name="T10" style:family="text">
      <style:text-properties fo:font-size="18pt" officeooo:rsid="001a3394"/>
    </style:style>
    <style:style style:name="T11" style:family="text">
      <style:text-properties fo:font-size="18pt" officeooo:rsid="001d3a48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officeooo:rsid="001e4f42"/>
    </style:style>
    <style:style style:name="T14" style:family="text">
      <style:text-properties fo:font-size="18pt" officeooo:rsid="00209242"/>
    </style:style>
    <style:style style:name="T15" style:family="text">
      <style:text-properties fo:font-size="18pt" officeooo:rsid="0024e1ad"/>
    </style:style>
    <style:style style:name="T16" style:family="text">
      <style:text-properties fo:font-size="18pt" officeooo:rsid="0026bc59"/>
    </style:style>
    <style:style style:name="T17" style:family="text">
      <style:text-properties fo:font-size="18pt" officeooo:rsid="0027b3c5"/>
    </style:style>
    <style:style style:name="T18" style:family="text">
      <style:text-properties fo:font-size="18pt" officeooo:rsid="0029bbe9"/>
    </style:style>
    <style:style style:name="T19" style:family="text">
      <style:text-properties officeooo:rsid="001d3a48"/>
    </style:style>
    <style:style style:name="T20" style:family="text">
      <style:text-properties style:font-name="Anaktoria" fo:font-size="18pt"/>
    </style:style>
    <style:style style:name="T21" style:family="text">
      <style:text-properties style:font-name="Anaktoria" fo:font-size="18pt" officeooo:rsid="001d3a48"/>
    </style:style>
    <style:style style:name="T22" style:family="text">
      <style:text-properties style:font-name="Anaktoria" fo:font-size="18pt" officeooo:rsid="001f0f5d"/>
    </style:style>
    <style:style style:name="T23" style:family="text">
      <style:text-properties style:font-name="Anaktoria" fo:font-size="18pt" officeooo:rsid="0022902a"/>
    </style:style>
    <style:style style:name="T24" style:family="text">
      <style:text-properties officeooo:rsid="001e4f42"/>
    </style:style>
    <style:style style:name="T25" style:family="text">
      <style:text-properties style:text-position="super 58%" fo:font-size="14pt" style:text-underline-style="solid" style:text-underline-width="auto" style:text-underline-color="font-color" fo:font-weight="bold" officeooo:rsid="001f0f5d" style:font-weight-asian="bold" style:font-weight-complex="bold"/>
    </style:style>
    <style:style style:name="T26" style:family="text">
      <style:text-properties style:text-position="super 58%" style:font-name="Anaktoria" fo:font-size="14pt"/>
    </style:style>
    <style:style style:name="T27" style:family="text">
      <style:text-properties style:text-position="super 58%" style:font-name="Anaktoria" fo:font-size="14pt" officeooo:rsid="00209242"/>
    </style:style>
    <style:style style:name="T28" style:family="text">
      <style:text-properties style:text-position="0% 100%" style:font-name="Anaktoria"/>
    </style:style>
    <style:style style:name="T29" style:family="text">
      <style:text-properties style:text-position="0% 100%" style:font-name="Anaktoria"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earch Document</text:p>
      <text:p text:style-name="P5">PROJECT: <text:span text:style-name="T2">Online &amp; Realtime Background Check Service</text:span><text:span text:style-name="T3">s</text:span></text:p>
      <text:p text:style-name="P4"><text:span text:style-name="T1"/></text:p>
      <text:p text:style-name="P4"><text:span text:style-name="T6">AI and </text:span><text:span text:style-name="T7">Data </text:span><text:span text:style-name="T6">Analytics Services</text:span></text:p>
      <text:p text:style-name="P6"><text:span text:style-name="T1">-diffbot.com</text:span></text:p>
      <text:p text:style-name="P11"><text:span text:style-name="T1">-Custom Machine Learning(ML) Algorithms</text:span></text:p>
      <text:p text:style-name="P4"><text:span text:style-name="T1"/></text:p>
      <text:p text:style-name="P9"><text:span text:style-name="T1">Cloud Infrastructure</text:span></text:p>
      <text:p text:style-name="P4"><text:span text:style-name="T1">- </text:span><text:span text:style-name="T4">IBM Watson Cloud</text:span></text:p>
      <text:p text:style-name="P4"><text:span text:style-name="T1">- </text:span><text:span text:style-name="T4">Amazon Web Services (AWS)</text:span></text:p>
      <text:p text:style-name="P4"><text:span text:style-name="T1"/></text:p>
      <text:p text:style-name="P4"><text:span text:style-name="T9">Data Sources</text:span><text:span text:style-name="T6"> </text:span><text:span text:style-name="T8">(</text:span><text:span text:style-name="T6">API</text:span><text:span text:style-name="T8">)</text:span></text:p>
      <text:p text:style-name="P6"><text:span text:style-name="T1">-</text:span><text:span text:style-name="T18">Crawling a</text:span><text:span text:style-name="T5">ll</text:span><text:span text:style-name="T1"> pages </text:span><text:span text:style-name="T4">on </text:span><text:span text:style-name="T1">the internet</text:span></text:p>
      <text:p text:style-name="P6"><text:span text:style-name="T1"/></text:p>
      <text:p text:style-name="P8"><text:span text:style-name="T1">Deployment Infrastructure</text:span></text:p>
      <text:p text:style-name="P7"><text:span text:style-name="T1">-APIs for businesses to integrate (SaaS, Paas)</text:span></text:p>
      <text:p text:style-name="P7"><text:span text:style-name="T1">-A web platform for consumer services and subscriptions</text:span></text:p>
      <text:p text:style-name="P7"><text:span text:style-name="T1"/></text:p>
      <text:p text:style-name="P10"><text:span text:style-name="T1">On-premise Infrastructure</text:span></text:p>
      <text:p text:style-name="P11"><text:span text:style-name="T1">-A dedicated machine as offline snapshot and test area</text:span></text:p>
      <text:p text:style-name="P11"><text:span text:style-name="T1"/></text:p>
      <text:p text:style-name="P7"><text:span text:style-name="T6">Process Schedule</text:span></text:p>
      <text:p text:style-name="P7"><text:span text:style-name="T1">-</text:span><text:span text:style-name="T5">Five (</text:span><text:span text:style-name="T1">5</text:span><text:span text:style-name="T5">)</text:span><text:span text:style-name="T1"> month execution period</text:span></text:p>
      <text:p text:style-name="P4"><text:span text:style-name="T1"/></text:p>
      <text:p text:style-name="P10"><text:span text:style-name="T1">Investment Implication</text:span></text:p>
      <text:p text:style-name="P11"><text:span text:style-name="T1">- N</text:span><text:span text:style-name="T10">8</text:span><text:span text:style-name="T16">8</text:span><text:span text:style-name="T17">0</text:span><text:span text:style-name="T1">,000 total one-off setup fee</text:span></text:p>
      <text:p text:style-name="P11"><text:span text:style-name="T1">- </text:span><text:span text:style-name="T15">25</text:span><text:span text:style-name="T1">0,000 annual recurrent fee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26"/>
      <text:p text:style-name="P18">Other <text:span text:style-name="T24">awesome software innovations you want to be part of</text:span></text:p>
      <text:p text:style-name="P14"><text:span text:style-name="T11"/></text:p>
      <text:p text:style-name="P16"><text:span text:style-name="T1">1. </text:span><text:span text:style-name="T6">AirQuiz </text:span><text:span text:style-name="T25">TM</text:span><text:span text:style-name="T1">: The </text:span><text:span text:style-name="T12">World’s First All-in-One Knowledge Evaluation Platform</text:span></text:p>
      <text:list xml:id="list3393006322" text:style-name="L1">
        <text:list-item>
          <text:p text:style-name="P24"><text:span text:style-name="T21">Info: </text:span><text:a xlink:type="simple" xlink:href="https://airquiz.wordpress.com/2016/11/27/4-0-one-pager-10-minute-pitch-deck/" text:style-name="Internet_20_link" text:visited-style-name="Visited_20_Internet_20_Link"><text:span text:style-name="T21">https://airquiz.wordpress.com/2016/11/27/4-0-one-pager-10-minute-pitch-deck/</text:span></text:a></text:p>
        </text:list-item>
        <text:list-item>
          <text:p text:style-name="P19"><text:span text:style-name="T20">Special Features</text:span></text:p>
          <text:list>
            <text:list-item>
              <text:p text:style-name="P19"><text:span text:style-name="T20">Enterprise CBT Solution</text:span></text:p>
            </text:list-item>
            <text:list-item>
              <text:p text:style-name="P19"><text:span text:style-name="T20">Quiz Management with Full Audience Participation setup and Stream</text:span></text:p>
            </text:list-item>
            <text:list-item>
              <text:p text:style-name="P19"><text:span text:style-name="T20">Mobile administration of Questionnaire and other Surveys</text:span></text:p>
            </text:list-item>
            <text:list-item>
              <text:p text:style-name="P19"><text:span text:style-name="T20">Quick attendance registers for churches</text:span></text:p>
            </text:list-item>
            <text:list-item>
              <text:p text:style-name="P19"><text:span text:style-name="T20">Employee test for HR</text:span></text:p>
            </text:list-item>
            <text:list-item>
              <text:p text:style-name="P19"><text:span text:style-name="T20">A market for quiz and test resources exchange</text:span></text:p>
            </text:list-item>
          </text:list>
          <text:p text:style-name="P21"><text:span text:style-name="T20"/></text:p>
        </text:list-item>
      </text:list>
      <text:p text:style-name="P20"><text:span text:style-name="T20">2. </text:span><text:span text:style-name="T22">Sav</text:span><text:span text:style-name="T23">ing</text:span><text:span text:style-name="T22">-for-a-purpose</text:span><text:span text:style-name="T27">TM</text:span></text:p>
      <text:list xml:id="list1492343434" text:style-name="L2">
        <text:list-item>
          <text:p text:style-name="P22"><text:span text:style-name="T20">Use case: Every month after receiving my salary, I want a certain quota to go into feeding, car contribution, seed contribution in church, children school fees for next term… I need to save to have all these things fulfilled but not having a platform to save on, I could just use the cash for other irrelevant things and forefeit the aim of those things mentioned.</text:span></text:p>
        </text:list-item>
        <text:list-item>
          <text:p text:style-name="P22"><text:span text:style-name="T20">This platform enables one to create all these needs and set up the receiver upon completion, and occasionally I credit these funds</text:span></text:p>
        </text:list-item>
        <text:list-item>
          <text:p text:style-name="P22"><text:span text:style-name="T20">None like this on the internet! Anywhere!</text:span></text:p>
        </text:list-item>
      </text:list>
      <text:p text:style-name="P23"><text:span text:style-name="T20"/></text:p>
      <text:p text:style-name="P25"><text:span text:style-name="T20"/></text:p>
      <text:p text:style-name="P27"><text:span text:style-name="T20"/></text:p>
      <text:p text:style-name="P25"><text:span text:style-name="T20">3. TimeTabler </text:span><text:span text:style-name="T26">TM <text:s/></text:span><text:span text:style-name="T29">The World’s No. 1 Time Tabling Platform</text:span></text:p>
      <text:list xml:id="list1923024539" text:style-name="L3">
        <text:list-item>
          <text:p text:style-name="P1"><text:span text:style-name="T28">Campuses and other institutions subscribe to plot a workable timetable for lectures and examination that fits their special needs per time</text:span></text:p>
        </text:list-item>
        <text:list-item>
          <text:p text:style-name="P1"><text:span text:style-name="T28">Leveraging custom Machine Learning (ML) algorithms and novel Mathematical representations I have been able to create a working model to solve this problem seamlessly</text:span></text:p>
        </text:list-item>
      </text:list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>...for your considerations (All rights reserved)</text:span></text:p>
      <text:p text:style-name="P15"><text:span text:style-name="T1"/></text:p>
      <text:p text:style-name="P15"><text:span text:style-name="T1"/></text:p>
      <text:p text:style-name="P13"><text:span text:style-name="T1">Folarin Martins</text:span></text:p>
      <text:p text:style-name="P13"><text:span text:style-name="T14">(OCA,OCP,IBM Int’l Scholar)</text:span></text:p>
      <text:p text:style-name="P12"><text:a xlink:type="simple" xlink:href="mailto:folarinmartins@programmer.net" text:style-name="Internet_20_link" text:visited-style-name="Visited_20_Internet_20_Link"><text:span text:style-name="T1">folarinmartins@programmer.net</text:span></text:a></text:p>
      <text:p text:style-name="P17"><text:span text:style-name="T1">+234(806)-628-8220</text:span></text:p>
      <text:p text:style-name="P17"><text:span text:style-name="T1"/></text:p>
      <text:p text:style-name="P17"><text:span text:style-name="T1">The future, Lea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36 days ago BRK" svg:font-family="'36 days ago BRK'" style:font-pitch="variable"/>
    <style:font-face style:name="Abecedario" svg:font-family="Abecedario" style:font-pitch="variable"/>
    <style:font-face style:name="Aegyptus" svg:font-family="Aegyptus" style:font-pitch="variable"/>
    <style:font-face style:name="Anaktoria" svg:font-family="Anaktoria" style:font-pitch="variable"/>
    <style:font-face style:name="Berenis ADF" svg:font-family="'Berenis AD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4cm" fo:margin-bottom="2.01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47:08.161785279</meta:creation-date>
    <dc:date>2018-03-02T15:05:11.092022709</dc:date>
    <meta:editing-duration>PT1H22M19S</meta:editing-duration>
    <meta:editing-cycles>11</meta:editing-cycles>
    <meta:generator>LibreOffice/5.3.1.2$Linux_X86_64 LibreOffice_project/30m0$Build-2</meta:generator>
    <meta:document-statistic meta:table-count="0" meta:image-count="0" meta:object-count="0" meta:page-count="3" meta:paragraph-count="44" meta:word-count="328" meta:character-count="2171" meta:non-whitespace-character-count="1899"/>
  </office:meta>
</office:document-meta>
</file>